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Date">May 18, 2021 (04:28: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 create a subdirectory called <text:span text:style-name="NormalTok">src</text:span> and add all source code files under this directory. Only include program files (not solution or project).</text:p>
            </text:list-item>
          </text:list>
        </text:list-item>
      </text:list>
      <text:p text:style-name="First_20_paragraph">If you follow these instructions the lab will be automatically built into a distributable format when you commit changes. It works as follows:</text:p>
      <text:list text:style-name="L11">
        <text:list-item>
          <text:p text:style-name="P12">readme will be converted to index (html, pdf, odt)</text:p>
        </text:list-item>
        <text:list-item>
          <text:p text:style-name="P12">contents of <text:span text:style-name="NormalTok">src</text:span> will be converted to a standalone C# solution as a zip file. This solution will have the same name as the lab directory which is why directory names should use PascalCase.</text:p>
        </text:list-item>
        <text:list-item>
          <text:p text:style-name="P12">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2">
        <text:list-item>
          <text:p text:style-name="P13">Each resource will be labelled with prerequisites.</text:p>
          <text:p text:style-name="P13">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3">Lecture notes and slides will be labelled by related labs, and vice versa</text:p>
          <text:p text:style-name="P13">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3">
        <text:list-item>
          <text:p text:style-name="P14">git - version control</text:p>
        </text:list-item>
        <text:list-item>
          <text:p text:style-name="P14">Github - to make source code available on the web</text:p>
        </text:list-item>
        <text:list-item>
          <text:p text:style-name="P14">markdown, LaTeX - for writing the resources</text:p>
        </text:list-item>
        <text:list-item>
          <text:p text:style-name="P14">pandoc - for converting documents to various output formats</text:p>
        </text:list-item>
        <text:list-item>
          <text:p text:style-name="P14">make, bash - for specifying how to build this resource</text:p>
        </text:list-item>
        <text:list-item>
          <text:p text:style-name="P14">github actions - to automatically build the resource</text:p>
        </text:list-item>
        <text:list-item>
          <text:p text:style-name="P14">github pages - to serve the accompanying website</text:p>
        </text:list-item>
        <text:list-item>
          <text:p text:style-name="P14">additional packages for specific tasks: texlive, Pygments, pandoc filters, etc.</text:p>
        </text:list-item>
        <text:list-item>
          <text:p text:style-name="P14"><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4">
        <text:list-item>
          <text:p text:style-name="P15">Go to <text:a xlink:type="simple" xlink:href="https://github.com/csci-1301/csci-1301.github.io/releases" office:name=""><text:span text:style-name="Definition">repository releases</text:span></text:a></text:p>
        </text:list-item>
        <text:list-item>
          <text:p text:style-name="P15">Choose latest, which contains the files of the latest build</text:p>
        </text:list-item>
        <text:list-item>
          <text:p text:style-name="P1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5">Enter release notes to explain what changed since last release</text:p>
        </text:list-item>
        <text:list-item>
          <text:p text:style-name="P1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5">
        <text:list-item>
          <text:p text:style-name="P16">pandoc</text:p>
        </text:list-item>
        <text:list-item>
          <text:p text:style-name="P16">LaTeX</text:p>
        </text:list-item>
        <text:list-item>
          <text:p text:style-name="P16">make</text:p>
        </text:list-item>
        <text:list-item>
          <text:p text:style-name="P16">python 3.+</text:p>
        </text:list-item>
        <text:list-item>
          <text:p text:style-name="P16">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7">make all</text:p>
      <text:p text:style-name="First_20_paragraph">To see a list of other alternative build options run</text:p>
      <text:p text:style-name="P18">make he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
    <meta:initial-creator/>
    <dc:creator/>
    <meta:creation-date>2021-05-18T04:28:43Z</meta:creation-date>
    <dc:date>2021-05-18T04:28:43Z</dc:date>
    <meta:user-defined meta:name="date" meta:value-type="string">May  18, 2021 (04:28:39 AM)</meta:user-defined>
    <meta:user-defined meta:name="default-code-class" meta:value-type="string">csharp</meta:user-defined>
  </office:meta>
</office:document-meta>
</file>